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Helvetica1" svg:font-family="Helvetic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6.925in" table:align="margins" style:may-break-between-rows="false" style:writing-mode="lr-tb"/>
    </style:style>
    <style:style style:name="Instructions.A" style:family="table-column">
      <style:table-column-properties style:column-width="1.45in" style:rel-column-width="13721*"/>
    </style:style>
    <style:style style:name="Instructions.B" style:family="table-column">
      <style:table-column-properties style:column-width="0.5014in" style:rel-column-width="4742*"/>
    </style:style>
    <style:style style:name="Instructions.C" style:family="table-column">
      <style:table-column-properties style:column-width="1.1979in" style:rel-column-width="11338*"/>
    </style:style>
    <style:style style:name="Instructions.D" style:family="table-column">
      <style:table-column-properties style:column-width="0.8181in" style:rel-column-width="7741*"/>
    </style:style>
    <style:style style:name="Instructions.E" style:family="table-column">
      <style:table-column-properties style:column-width="0.7264in" style:rel-column-width="6877*"/>
    </style:style>
    <style:style style:name="Instructions.F" style:family="table-column">
      <style:table-column-properties style:column-width="0.7271in" style:rel-column-width="6881*"/>
    </style:style>
    <style:style style:name="Instructions.H" style:family="table-column">
      <style:table-column-properties style:column-width="0.5014in" style:rel-column-width="4747*"/>
    </style:style>
    <style:style style:name="Instructions.I" style:family="table-column">
      <style:table-column-properties style:column-width="0.5014in" style:rel-column-width="4746*"/>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left" style:may-break-between-rows="false" style:writing-mode="lr-tb"/>
    </style:style>
    <style:style style:name="Table2.A" style:family="table-column">
      <style:table-column-properties style:column-width="1.5632in"/>
    </style:style>
    <style:style style:name="Table2.B" style:family="table-column">
      <style:table-column-properties style:column-width="0.5375in"/>
    </style:style>
    <style:style style:name="Table2.C" style:family="table-column">
      <style:table-column-properties style:column-width="0.6243in"/>
    </style:style>
    <style:style style:name="Table2.D" style:family="table-column">
      <style:table-column-properties style:column-width="0.55in"/>
    </style:style>
    <style:style style:name="Table2.E" style:family="table-column">
      <style:table-column-properties style:column-width="0.5507in"/>
    </style:style>
    <style:style style:name="Table2.F" style:family="table-column">
      <style:table-column-properties style:column-width="0.5597in"/>
    </style:style>
    <style:style style:name="Table2.G" style:family="table-column">
      <style:table-column-properties style:column-width="0.5868in"/>
    </style:style>
    <style:style style:name="Table2.H" style:family="table-column">
      <style:table-column-properties style:column-width="0.5688in"/>
    </style:style>
    <style:style style:name="Table2.I" style:family="table-column">
      <style:table-column-properties style:column-width="0.5965in"/>
    </style:style>
    <style:style style:name="Table2.J" style:family="table-column">
      <style:table-column-properties style:column-width="0.7875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Contents_20_4">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20"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text-properties style:font-name="Times New Roman" fo:font-size="12pt" style:font-size-asian="12pt" style:font-size-complex="12pt"/>
    </style:style>
    <style:style style:name="P26" style:family="paragraph" style:parent-style-name="Standard" style:list-style-name="L15">
      <style:text-properties style:font-name="Times New Roman" fo:font-size="12pt" style:font-size-asian="12pt" style:font-size-complex="12pt"/>
    </style:style>
    <style:style style:name="P27" style:family="paragraph" style:parent-style-name="Standard" style:list-style-name="L7"/>
    <style:style style:name="P28" style:family="paragraph" style:parent-style-name="Standard" style:list-style-name="L13"/>
    <style:style style:name="P29" style:family="paragraph" style:parent-style-name="Standard" style:list-style-name="L16"/>
    <style:style style:name="P30" style:family="paragraph" style:parent-style-name="Standard" style:list-style-name="L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1" style:family="paragraph" style:parent-style-name="Standard" style:list-style-name="L11">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2" style:family="paragraph" style:parent-style-name="Standard" style:list-style-name="L12">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3"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4"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35" style:family="paragraph" style:parent-style-name="Standard">
      <style:paragraph-properties fo:margin-top="0in" fo:margin-bottom="0.0835in" style:text-autospace="none"/>
    </style:style>
    <style:style style:name="P36" style:family="paragraph" style:parent-style-name="Heading_20_1" style:master-page-name="First_20_Page">
      <style:paragraph-properties style:page-number="auto"/>
    </style:style>
    <style:style style:name="P37" style:family="paragraph">
      <style:paragraph-properties style:writing-mode="lr-tb"/>
    </style:style>
    <style:style style:name="P3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style:font-name-asian="Helvetica1" style:font-size-asian="12pt" style:font-name-complex="Helvetica1" style:font-size-complex="12pt"/>
    </style:style>
    <style:style style:name="T6" style:family="text">
      <style:text-properties style:use-window-font-color="true" style:font-name-asian="Helvetica1" style:font-name-complex="Helvetica1"/>
    </style:style>
    <style:style style:name="T7" style:family="text">
      <style:text-properties style:use-window-font-color="true" style:font-name="Times-Roman" fo:font-size="16pt" style:font-name-asian="Times-Roman" style:font-size-asian="16pt" style:font-name-complex="Times-Roman" style:font-size-complex="16pt"/>
    </style:style>
    <style:style style:name="T8" style:family="text">
      <style:text-properties style:use-window-font-color="true" style:font-name="Courier" fo:font-size="13pt" style:font-name-asian="Courier" style:font-size-asian="13pt" style:font-name-complex="Courier" style:font-size-complex="13pt"/>
    </style:style>
    <style:style style:name="T9" style:family="text">
      <style:text-properties style:use-window-font-color="true" fo:font-style="italic" style:font-name-asian="Helvetica1" style:font-style-asian="italic" style:font-name-complex="Helvetica1" style:font-style-complex="italic"/>
    </style:style>
    <style:style style:name="T10" style:family="text">
      <style:text-properties style:use-window-font-color="true" fo:font-style="normal" style:font-name-asian="Helvetica1" style:font-style-asian="normal" style:font-name-complex="Helvetica1" style:font-style-complex="normal"/>
    </style:style>
    <style:style style:name="T11" style:family="text">
      <style:text-properties style:text-position="super 58%"/>
    </style:style>
    <style:style style:name="T12" style:family="text">
      <style:text-properties fo:font-style="italic" style:font-style-asian="italic" style:font-style-complex="italic"/>
    </style:style>
    <style:style style:name="T13" style:family="text">
      <style:text-properties fo:color="#0013a9" style:font-name="Times New Roman" fo:font-size="12pt" style:font-name-asian="Helvetica1" style:font-size-asian="12pt" style:font-name-complex="Helvetica1" style:font-size-complex="12pt"/>
    </style:style>
    <style:style style:name="T14" style:family="text">
      <style:text-properties style:font-name="Times New Roman" fo:font-size="12pt" style:font-size-asian="12pt" style:font-size-complex="12pt"/>
    </style:style>
    <style:style style:name="T15" style:family="text">
      <style:text-properties fo:color="#274fad" style:font-name="Times New Roman" fo:font-size="12pt" style:font-name-asian="Helvetica1" style:font-size-asian="12pt" style:font-name-complex="Helvetica1" style:font-size-complex="12pt"/>
    </style:style>
    <style:style style:name="T1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changed-region xml:id="ct372083088" text:id="ct372083088">
          <text:insertion>
            <office:change-info>
              <dc:creator>Bob Jacobsen</dc:creator>
              <dc:date>2012-11-15T01:15:00</dc:date>
            </office:change-info>
          </text:insertion>
        </text:changed-region>
        <text:changed-region xml:id="ct372083184" text:id="ct372083184">
          <text:insertion>
            <office:change-info>
              <dc:creator>Bob Jacobsen</dc:creator>
              <dc:date>2012-11-15T01:15:00</dc:date>
            </office:change-info>
          </text:insertion>
        </text:changed-region>
        <text:changed-region xml:id="ct302783248" text:id="ct302783248">
          <text:insertion>
            <office:change-info>
              <dc:creator>Bob Jacobsen</dc:creator>
              <dc:date>2012-11-15T01:16:00</dc:date>
            </office:change-info>
          </text:insertion>
        </text:changed-region>
        <text:changed-region xml:id="ct302783344" text:id="ct302783344">
          <text:insertion>
            <office:change-info>
              <dc:creator>Bob Jacobsen</dc:creator>
              <dc:date>2012-11-15T01:17:00</dc:date>
            </office:change-info>
          </text:insertion>
        </text:changed-region>
        <text:changed-region xml:id="ct371662688" text:id="ct371662688">
          <text:insertion>
            <office:change-info>
              <dc:creator>Bob Jacobsen</dc:creator>
              <dc:date>2012-11-15T01:17:00</dc:date>
            </office:change-info>
          </text:insertion>
        </text:changed-region>
        <text:changed-region xml:id="ct371662784" text:id="ct371662784">
          <text:deletion>
            <office:change-info>
              <dc:creator>Bob Jacobsen</dc:creator>
              <dc:date>2012-11-15T01:17:00</dc:date>
            </office:change-info>
            <text:h text:style-name="Heading_20_1" text:outline-level="1">Annotations to the Standard</text:h>
          </text:deletion>
        </text:changed-region>
        <text:changed-region xml:id="ct371662880" text:id="ct371662880">
          <text:insertion>
            <office:change-info>
              <dc:creator>Bob Jacobsen</dc:creator>
              <dc:date>2012-11-15T01:17:00</dc:date>
            </office:change-info>
          </text:insertion>
        </text:changed-region>
        <text:changed-region xml:id="ct371953968" text:id="ct371953968">
          <text:insertion>
            <office:change-info>
              <dc:creator>Bob Jacobsen</dc:creator>
              <dc:date>2012-11-15T01:18:00</dc:date>
            </office:change-info>
          </text:insertion>
        </text:changed-region>
        <text:changed-region xml:id="ct302067440" text:id="ct302067440">
          <text:insertion>
            <office:change-info>
              <dc:creator>Bob Jacobsen</dc:creator>
              <dc:date>2013-03-21T09:58:00</dc:date>
            </office:change-info>
          </text:insertion>
        </text:changed-region>
        <text:changed-region xml:id="ct372148032" text:id="ct372148032">
          <text:insertion>
            <office:change-info>
              <dc:creator>Bob Jacobsen</dc:creator>
              <dc:date>2013-03-21T09:58:00</dc:date>
            </office:change-info>
          </text:insertion>
        </text:changed-region>
        <text:changed-region xml:id="ct371526032" text:id="ct371526032">
          <text:insertion>
            <office:change-info>
              <dc:creator>Bob Jacobsen</dc:creator>
              <dc:date>2013-03-21T09:58:00</dc:date>
            </office:change-info>
          </text:insertion>
        </text:changed-region>
        <text:changed-region xml:id="ct371941360" text:id="ct371941360">
          <text:deletion>
            <office:change-info>
              <dc:creator>Bob Jacobsen</dc:creator>
              <dc:date>2013-03-21T09:59:00</dc:date>
            </office:change-info>
            <text:h text:style-name="Heading_20_1" text:outline-level="1">Section Title</text:h>
          </text:deletion>
        </text:changed-region>
        <text:changed-region xml:id="ct302754032" text:id="ct302754032">
          <text:insertion>
            <office:change-info>
              <dc:creator>Bob Jacobsen</dc:creator>
              <dc:date>2013-03-21T09:59:00</dc:date>
            </office:change-info>
          </text:insertion>
        </text:changed-region>
        <text:changed-region xml:id="ct371941568" text:id="ct371941568">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3475294260510196564"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371726096" text:id="ct371726096">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Introduction<text:change-start text:change-id="ct372083088"/></text:h>
      <text:p text:style-name="Standard"><text:change-end text:change-id="ct372083088"/>This working note covers the Traction Protocol, the way that OpenLCB handles moving objects such as locomotives, engines, and other rolling stock.</text:p>
      <text:p text:style-name="Standard"><text:change-start text:change-id="ct372083184"/>A <text:change-end text:change-id="ct372083184"/><text:change-start text:change-id="ct302783248"/>Working Note is an intermediate step in <text:span text:style-name="T4">the</text:span> documentation process. <text:s/>It gathers together the content from various informal development <text:span text:style-name="T4">documents</text:span>, discussions, etc into a single place. <text:s/><text:change-end text:change-id="ct302783248"/><text:change-start text:change-id="ct302783344"/>One or more Working Notes form the basic for the next step, which is one or more Standard/TechNote pairs.<text:change-end text:change-id="ct302783344"/></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5094317408069117766" text:style-name="L2">
        <text:list-item>
          <text:p text:style-name="P18">“Legacy Throttles” refers to throttles designed for use with extant DCC systems, e.g. a Digitrax DT402 or Lenz LH100.</text:p>
        </text:list-item>
        <text:list-item>
          <text:p text:style-name="P18">“Full-Featured Throttles” refers to full-featured native OpenLCB throttles with multi-line color screens and effectively unlimited processing power, e.g. a software throttle implemented on an iPad.</text:p>
        </text:list-item>
        <text:list-item>
          <text:p text:style-name="P18">“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text:soft-page-break/>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Anther use case for proxies, discussed in detail below, is to provide the mechanism for consisting.</text:p>
      <text:p text:style-name="P11">“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9">“Consisting”: The running of multiple items together, e.g. three coupled engines, each with their own NodeID or DCC address, as a single locomotive. DCC systems provide this now in various ways and with various names.</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text:soft-page-break/>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change-start text:change-id="ct371662688"/></text:p>
      <text:h text:style-name="Heading_20_1" text:outline-level="1">Specified Sections<text:change-end text:change-id="ct371662688"/><text:change text:change-id="ct371662784"/><text:change-start text:change-id="ct371662880"/></text:h>
      <text:p text:style-name="Standard"><text:change-end text:change-id="ct371662880"/><text:change-start text:change-id="ct371953968"/>This is the usual section organization for a Technical Note, to accumulate the Standard and Technical Note content in its eventual order.<text:change-end text:change-id="ct371953968"/></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3596154514852996851" text:style-name="L6">
        <text:list-item>
          <text:p text:style-name="P24">Message Transfer Protocol</text:p>
        </text:list-item>
        <text:list-item>
          <text:p text:style-name="P24">Event Transfer Protocol</text:p>
        </text:list-item>
        <text:list-item>
          <text:p text:style-name="P24">Memory Configuration Protocol (optional?) and Datagram Protocol it depends on</text:p>
        </text:list-item>
        <text:list-item>
          <text:p text:style-name="P24">SNII and/or ACDI?</text:p>
        </text:list-item>
      </text:list>
      <text:p text:style-name="Standard">Float-16 is the half-precision numeric format defined by IEEE 754-2008. It's available in the GNU tool chain via the -mfp16-format=ieee flag and __fp16 type.<text:change-start text:change-id="ct302067440"/></text:p>
      <text:h text:style-name="Heading_20_2" text:outline-level="2"><text:soft-page-break/>Message Formats<text:change-end text:change-id="ct302067440"/></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03</text:p>
      <text:p text:style-name="Standard">IsIdleProxy: 01.01.00.00.00.00.03.04</text:p>
      <text:p text:style-name="Standard">IsInUseProxy: 01.01.00.00.00.00.03.05</text:p>
      <text:p text:style-name="Standard">IsProxiedDccAddress: 06.01.00.CC.AA.AA.03.03</text:p>
      <text:p text:style-name="Standard">EmergencyStopAll: 01.01.00.00.00.00.FF.FF</text:p>
      <text:h text:style-name="Heading_20_3" text:outline-level="3">Traction Control Command Message</text:h>
      <text:p text:style-name="Standard">MTI: Priority 1, index 15, modifier 2, addressed =&gt; MTI 0x05EA, CAN frame [195EAsss] fd dd</text:p>
      <text:p text:style-name="P12">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he instruction codes were selected with the high nibble representing protocol (0x00 for OpenLCB full protocol; 0x80 for DCC legacy; others reserved)</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B"/>
        <table:table-column table:style-name="Instructions.H"/>
        <table:table-column table:style-name="Instructions.I"/>
        <table:table-header-rows>
          <text:soft-page-break/>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4" office:value-type="string">
            <text:p text:style-name="Table_20_Contents">Manage Proxy</text:p>
          </table:table-cell>
          <table:table-cell table:style-name="Instructions.A2" table:number-rows-spanned="4" office:value-type="string">
            <text:p text:style-name="Table_20_Contents">0x80</text:p>
          </table:table-cell>
          <table:table-cell table:style-name="Instructions.A2" office:value-type="string">
            <text:p text:style-name="Table_20_Contents">Attach Node</text:p>
            <text:p text:style-name="Table_20_Contents">0x01</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Attach DCC Address</text:p>
            <text:p text:style-name="Table_20_Contents">0x81</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Speed steps</text:p>
            <text:p text:style-name="Table_20_Contents">(14, 28, 128)</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Detach Node</text:p>
            <text:p text:style-name="Table_20_Contents">0x02</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Detach DCC Address</text:p>
            <text:p text:style-name="Table_20_Contents">0x82</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
      <text:p text:style-name="Standard">Want to add “Query attached Node IDs” and “Query attached DCC addresses” as instructions.</text:p>
      <text:h text:style-name="Heading_20_3" text:outline-level="3">Traction Control Reply Message</text:h>
      <text:p text:style-name="Standard">MTI: Priority 1, index 15, modifier 0, addressed =&gt; MTI 0x05E8, CAN frame [195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Byte 8</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4" office:value-type="string">
            <text:p text:style-name="Table_20_Contents">Manage Proxy Reply </text:p>
          </table:table-cell>
          <table:table-cell table:style-name="Table2.A2" table:number-rows-spanned="4" office:value-type="string">
            <text:p text:style-name="Table_20_Contents">0x80</text:p>
          </table:table-cell>
          <table:table-cell table:style-name="Table2.A2" office:value-type="string">
            <text:p text:style-name="Table_20_Contents">Attach Node Reply</text:p>
            <text:p text:style-name="Table_20_Contents">0x01</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covered-table-cell/>
          <table:covered-table-cell/>
          <table:table-cell table:style-name="Table2.A2" office:value-type="string">
            <text:p text:style-name="Table_20_Contents">Attach DCC Address Reply</text:p>
            <text:p text:style-name="Table_20_Contents">0x81</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Speed steps</text:p>
            <text:p text:style-name="Table_20_Contents">(14, 28, 128)</text:p>
          </table: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Detach Node Reply</text:p>
            <text:p text:style-name="Table_20_Contents">0x02</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covered-table-cell/>
          <table:covered-table-cell/>
          <table:table-cell table:style-name="Table2.A2" office:value-type="string">
            <text:p text:style-name="Table_20_Contents">Detach DCC Address Reply</text:p>
            <text:p text:style-name="Table_20_Contents">0x82</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he Query Function Reply is in the format of the Set Function message, with a different MTI and the query bit set.</text:p>
      <text:p text:style-name="Standard">Attach reply code: <text:s/>Zero or not present, OK</text:p>
      <text:p text:style-name="Standard">Detach reply code: Zero or not present, OK</text:p>
      <text:p text:style-name="Standard">Do we want to return the number of attached nodes/DCC addresses? </text:p>
      <text:p text:style-name="Standard">Error codes need to be defined.</text:p>
      <text:list xml:id="list8096362951119742473" text:style-name="L3">
        <text:list-item>
          <text:p text:style-name="P21">Allocation Failed, temporary (try again) handles race conditions <text:span text:style-name="T12">(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1"><text:soft-page-break/>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1">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195E8123 14 56 10 44 20 00 44 20 </text:p>
      <text:p text:style-name="Standard">195E8123 24 56 44 20</text:p>
      <text:p text:style-name="Standard"/>
      <text:h text:style-name="Heading_20_2" text:outline-level="2"><text:change-start text:change-id="ct372148032"/>States<text:change-end text:change-id="ct372148032"/></text:h>
      <text:p text:style-name="Standard">Full OpenLCB nodes do not have any identified states for this protocol. <text:s/>(They do remember their speed, direction and functions) Emergency stop is not a state.</text:p>
      <text:p text:style-name="Standard">Proxy Node States:</text:p>
      <text:list xml:id="list8930287422934769772" text:style-name="L4">
        <text:list-item>
          <text:p text:style-name="P22">Idle – not allocated to a specific legacy address</text:p>
        </text:list-item>
        <text:list-item>
          <text:p text:style-name="P22">InUse – allocated to a specific legacy address and controlling the equipment (if any) at that address.</text:p>
        </text:list-item>
      </text:list>
      <text:p text:style-name="Standard">The IsInUseProxy and IsIdleProxy Event IDs are used to indicate transitions in the state of a proxy node. <text:s/>Proxy nodes are created in Idle state.<text:change-start text:change-id="ct371526032"/></text:p>
      <text:h text:style-name="Heading_20_2" text:outline-level="2">Interactions</text:h>
      <text:p text:style-name="Standard"><text:change-end text:change-id="ct371526032"/>Emergency Stop</text:p>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text:soft-page-break/>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11">Function values are stored in the 0xF9 memory space. They are written using the memory configuration protocol.</text:p>
      <text:h text:style-name="Heading_20_4" text:outline-level="4">Function Definition</text:h>
      <text:p text:style-name="Standard"><text:span text:style-name="T14">“Function Definition Information”, similar in intent to Configu</text:span>ration Definition Information (CDI) is stored in XML format in address space 0xFA to provide user-oriented context. That includes:</text:p>
      <text:list xml:id="list6346266276738054472" text:style-name="L7">
        <text:list-item>
          <text:p text:style-name="P27">Memory layout of the function values, allowing for multiple data types from binary (one and off for lights) through integer values (for e.g. sound intensities) and strings (sign displays?).</text:p>
        </text:list-item>
        <text:list-item>
          <text:p text:style-name="P27">Function naming, so that a throttle can display useful names to the user such as "Bell", "Coupler Clank" and "Master Volume". This includes internationalization of those labels.</text:p>
        </text:list-item>
      </text:list>
      <text:p text:style-name="Standard">What else ne<text:span text:style-name="T14">eds to be conveyed? "Make this prominent on the throttle"? "Have this there, just a little less prominent"? "Seriously, nobody cares about this option, bury it"?</text:span></text:p>
      <text:p text:style-name="Standard"><text:span text:style-name="T5">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3">Survey of existing function names</text:span></text:a><text:span text:style-name="T5">).</text:span></text:p>
      <text:h text:style-name="Heading_20_3" text:outline-level="3">Train Configuration</text:h>
      <text:p text:style-name="P19">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34">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34">One approach to standards in this area would be extend ACDI/SNIP. Those currently have a block for manufacturer identification, and a block for user identification. Those are both versioned. We could take (one of) several approaches:</text:p>
      <text:list xml:id="list5590031524756894291" text:style-name="L9">
        <text:list-item>
          <text:p text:style-name="P30">Extend them with a third block, only present when the node implements the train protocol (as seen in PIP). To allow later introduction of more types, this block would have some versioning/type information, but that's straightforward.</text:p>
        </text:list-item>
        <text:list-item>
          <text:p text:style-name="P30">Create a version 2 of the user block, which holds additional data. (This would be using 2 as a format identifier, rather than a version number; that might make versioning complicated)</text:p>
        </text:list-item>
      </text:list>
      <text:p text:style-name="P35"><text:span text:style-name="T5">Suitable content for a (first version of) this might be (from [ </text:span><text:a xlink:type="simple" xlink:href="http://jmri.org/JavaDoc/doc/jmri/jmrit/roster/RosterEntry.html"><text:span text:style-name="T15">http://jmri.org/JavaDoc/doc/jmri/jmrit/roster/RosterEntry.html</text:span></text:a><text:span text:style-name="T5"> JMRI roster], see also similar concepts in [rocrail.net RocRail]):</text:span></text:p>
      <text:list xml:id="list1798369101986167726" text:style-name="L11">
        <text:list-item>
          <text:p text:style-name="P31">Road Name</text:p>
        </text:list-item>
        <text:list-item>
          <text:p text:style-name="P31"><text:soft-page-break/>Road Number</text:p>
        </text:list-item>
      </text:list>
      <text:p text:style-name="P34">(Manufacturer, model, owner description, comments, etc are already present in ACDI/SNI)</text:p>
      <text:p text:style-name="P34">For DCC locomotives, more terms might be desired:</text:p>
      <text:list xml:id="list3651613136635656932" text:style-name="L12">
        <text:list-item>
          <text:p text:style-name="P32">DCC Address</text:p>
        </text:list-item>
        <text:list-item>
          <text:p text:style-name="P32">Decoder Type (Manufacturer, model)</text:p>
        </text:list-item>
      </text:list>
      <text:p text:style-name="P33"><text:span text:style-name="T5"/></text:p>
      <text:h text:style-name="Heading_20_3" text:outline-level="3">Train Identification</text:h>
      <text:p text:style-name="Standard">OpenLCB Train nodes use:</text:p>
      <text:list xml:id="list6976175966171327212" text:style-name="L13">
        <text:list-item>
          <text:p text:style-name="P28">The Event Transport protocol to locate Train nodes</text:p>
        </text:list-item>
        <text:list-item>
          <text:p text:style-name="P28">PIP for enquiry about the support</text:p>
        </text:list-item>
        <text:list-item>
          <text:p text:style-name="P28">SNII and/or Memory configuration, CDI &amp; ACDI <text:s/>for identification of a specific train node.</text:p>
        </text:list-item>
      </text:list>
      <text:p text:style-name="P11">Trains are OpenLCB nodes just like any other. As such, they can take part in protocols such as Node Verification and Simple Node Information which allows other nodes to learn about them.</text:p>
      <text:p text:style-name="P11">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11">The train acquisition process simplifies locating desired train nodes so that small hand-held throttle nodes can efficiently take part. It does this using several approaches, which can be used as needed by throttles:</text:p>
      <text:list xml:id="list5593752948818295442" text:style-name="L15">
        <text:list-item>
          <text:p text:style-name="P26">Events are used to announce the existence and status of Train nodes</text:p>
        </text:list-item>
        <text:list-item>
          <text:p text:style-name="P26">Train nodes will generally implement the Simple Node Information protocol so that throttles can get basic, user-readable identification from them</text:p>
        </text:list-item>
        <text:list-item>
          <text:p text:style-name="P26">A search protocol is (being) defined to make it possible to locate individual Train nodes without having to read information from all of them</text:p>
        </text:list-item>
      </text:list>
      <text:p text:style-name="P11">So that other nodes can find them, Train nodes must produce the well-known reserved event 01.01.00.00.00.00.03.03. This means they must sent that event in a Producer/Consumer Event Report message when they power up, and reply to requests for producers of that event. They must also produce the reserved event 01.01.00.00.00.00.03.04 if they are not allocated to a physical train (e.g. an unused proxy Train node), or 01.01.00.00.00.00.03.05 if they are allocated to a train (e.g. a real Train node or proxy Train node that is in use). <text:s/>(Both show up; only one is valid at a time)</text:p>
      <text:p text:style-name="P11">For the special case of nodes that implement connections to legacy equipment (proxies), specific addresses have been assigned. For example, nodes that implement communications to DCC decoders must be available at the well-known node ID 6.1.0.(CS number).(address), where address is the long or short NMRA DCC address for a decoder. (Nodes that communicate with a particular decoder may also appear at other node addresses, if desired)</text:p>
      <text:p text:style-name="P11"><text:soft-page-break/>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5">A search protocol needs to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15">here</text:span></text:a><text:span text:style-name="T5"> in pdf format and </text:span><text:a xlink:type="simple" xlink:href="http://www.mustangpeak.net/SearchProtocol.otd"><text:span text:style-name="T15">here</text:span></text:a><text:span text:style-name="T5"> in OpenOffice Writer.</text:span></text:p>
      <text:p text:style-name="P11">Trains are OpenLCB nodes just like any other. As such, they can take part in protocols such as Node Verification and Simple Node Information which allows other nodes to learn about them.</text:p>
      <text:p text:style-name="P11">This is necessary because the train operator doesn't want to pick up a throttle and enter "06.011.00.02.1F.2D" (a node ID), or even "110 Long" (a DCC address), but rather just pick the desired locomotive from a list of those available. (Throttle should still allow the operator to directly enter the address, when that's what the operator wants to do.)</text:p>
      <text:p text:style-name="P11">The Train Acquisition Protocol simplifies this process so that small hand-held throttle nodes can efficiently take part.</text:p>
      <text:p text:style-name="P11">The protocol uses three well-known event IDs:</text:p>
      <text:p text:style-name="P11">01.01.00.00.00.00.03.03 (isTrain) This node is a Train (or Train Proxy)</text:p>
      <text:p text:style-name="P11">01.01.00.00.00.00.03.04 (isIdleProxy) This node is an idle Train Proxy, not associated with a Train</text:p>
      <text:p text:style-name="P11">01.01.00.00.00.00.03.05 (isInUseProxy) This node is an in-use Train or Train Proxy</text:p>
      <text:p text:style-name="P11">(The last two are specific to proxy-based implementations, here for completeness; see e.g. the DCC page for more info)</text:p>
      <text:p text:style-name="P11">All Train nodes produce the isTrain event. That means they announce it when they first come up, respond to EventProduced requests for it, and list it when replying to IdentifyEvent messages.</text:p>
      <text:p text:style-name="P33">An EventProduced request will therefore find all the train nodes on the OpenLCB, and further protocols can be used to get additional information on the individual Train nodes it locates.</text:p>
      <text:h text:style-name="Heading_20_1" text:outline-level="1"><text:change text:change-id="ct371941360"/><text:change-start text:change-id="ct302754032"/>Background Information<text:change-end text:change-id="ct302754032"/></text:h>
      <text:p text:style-name="Standard"/>
      <text:h text:style-name="Heading_20_2" text:outline-level="2"><text:change text:change-id="ct371941568"/>Proxies</text:h>
      <text:h text:style-name="Heading_20_3" text:outline-level="3">Lifecycle &amp; Location</text:h>
      <text:p text:style-name="Standard">Proxies have a lifecycle:</text:p>
      <text:list xml:id="list7899880226723401101" text:style-name="L5">
        <text:list-item>
          <text:p text:style-name="P23">They are created. <text:s/>This might be when a physical node (the proxy or a physical node hosting a number of proxies within it) comes up, or they might be produced as needed.</text:p>
        </text:list-item>
        <text:list-item>
          <text:p text:style-name="P23">They get allocated to a particular legacy address</text:p>
        </text:list-item>
        <text:list-item>
          <text:p text:style-name="P23">They are used to operate the equipment at that legacy address. (Although this is optional, it's the whole point of having the proxy)</text:p>
        </text:list-item>
        <text:list-item>
          <text:p text:style-name="P23"><text:soft-page-break/>They are deallocated. <text:s/>(Items 2 through 4 are a loop, and can happen multiple times)</text:p>
        </text:list-item>
        <text:list-item>
          <text:p text:style-name="P23">Finally, they are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h text:style-name="Heading_20_3" text:outline-level="3">Proxy Allocation</text:h>
      <text:p text:style-name="Standard">Mostly about location of an Idle proxy.</text:p>
      <text:h text:style-name="Heading_20_4" text:outline-level="4">Collisions During Allocation</text:h>
      <text:h text:style-name="Heading_20_3" text:outline-level="3">Consisting</text:h>
      <text:p text:style-name="Text_20_body">Proxy can handle multiple node IDs (and/or DCC addresses), which allows implementation of consisting. <text:s/>Speed/direction just passes through; speed matching is automatic due to the use of scale meters/second for units. <text:s/></text:p>
      <text:p text:style-name="Text_20_body">It's up to the proxy how to handle pass-through of functions. <text:s/>(Do we need to have a way to specify which of the included nodes IDs (and/or DCC addresses) are special, e.g. front or rear locomotive, in the setup?)</text:p>
      <text:p text:style-name="Text_20_body">It's up to the proxy how to handle pass-through of configuration read and/or writes. <text:s/>Probably just don't allow them, or allow them only for configuration of the consist itself (e.g. how to do certain pass throughs)</text:p>
      <text:p text:style-name="Text_20_body"/>
      <text:h text:style-name="Heading_20_2" text:outline-level="2">Speed Control</text:h>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text:p>
      <text:p text:style-name="Standard">The use of meters per second is somewhat arbitrary, and reflects standard velocity units used throughout the metric-speaking world. By standardizing on m/s, we avoid any future unit conversion issues.</text:p>
      <text:p text:style-name="P11"><text:soft-page-break/><text:span text:style-name="T6">The use of </text:span><text:span text:style-name="T9">scale</text:span><text:span text:style-name="T10">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0">The alternative possibilities considered to date a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text:span text:style-name="T14">operating and configuring their locomotives as separate things. (Though e.g. "Master Volume" can cross the line)</text:span></text:p>
      <text:p text:style-name="P19">This doesn't mean that we can't use the same protocol for all other of them. A mixture of memory configuration and CDI should do just fine. It just means that we need to find a way to include clueing information for the throttles on e.g. what to present.</text:p>
      <text:p text:style-name="P11">Outputs vs Functions</text:p>
      <text:p text:style-name="P11">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Standard"><text:soft-page-break/><text:span text:style-name="T5">OpenLCB makes a clean separation between functions, which are the control operations, and all configuration &amp; physical information, which lives in the memory configuration and CDI. If there's to be a mapping, it's defined through the CDI.</text:span></text:p>
      <text:h text:style-name="Heading_20_2" text:outline-level="2">Legacy Train Operations</text:h>
      <text:h text:style-name="Heading_20_3" text:outline-level="3">Configuration</text:h>
      <text:p text:style-name="Standard">For DCC trains, there are two parts:</text:p>
      <text:list xml:id="list7731603496991459256" text:style-name="L16">
        <text:list-item>
          <text:p text:style-name="P29">CV access (with the added complexity of indexed and double-indexed Cvs)</text:p>
        </text:list-item>
        <text:list-item>
          <text:p text:style-name="P29">Programmer (main, programming track) control.<text:change-start text:change-id="ct371726096"/></text:p>
        </text:list-item>
      </text:list>
      <text:p text:style-name="P10"><text:change-end text:change-id="ct37172609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6"><text:s/>1.1 Terminology<text:tab/>1</text:p>
          <text:p text:style-name="P16"><text:s/>1.2 Served Use Cases<text:tab/>2</text:p>
          <text:p text:style-name="P13"><text:s/>1.2.1 Train Operation<text:tab/>2</text:p>
          <text:p text:style-name="P13"><text:s/>1.2.2 Large Modular Layout<text:tab/>2</text:p>
          <text:p text:style-name="P13"><text:s/>1.2.3 Train on New Layout<text:tab/>2</text:p>
          <text:p text:style-name="P13"><text:s/>1.2.4 Legacy Train on New Layout<text:tab/>2</text:p>
          <text:p text:style-name="P16"><text:s/>1.3 Unserved Use Cases<text:tab/>2</text:p>
          <text:p text:style-name="P13"><text:s/>1.3.1 Multiple Independent Command Stations<text:tab/>2</text:p>
          <text:p text:style-name="P13"><text:s/>1.3.2 Improved Legacy Addressing<text:tab/>3</text:p>
          <text:p text:style-name="P13"><text:s/>1.3.3 Third-Party Communications<text:tab/>3</text:p>
          <text:p text:style-name="P15"><text:s/>2 Specified Sections<text:tab/>3</text:p>
          <text:p text:style-name="P16"><text:s/>2.1 Introduction<text:tab/>3</text:p>
          <text:p text:style-name="P16"><text:s/>2.2 Intended Use<text:tab/>3</text:p>
          <text:p text:style-name="P16"><text:s/>2.3 Reference and Context<text:tab/>3</text:p>
          <text:p text:style-name="P16"><text:s/>2.4 Message Formats<text:tab/>3</text:p>
          <text:p text:style-name="P13"><text:s/>2.4.1 Defined Event IDs<text:tab/>3</text:p>
          <text:p text:style-name="P13"><text:s/>2.4.2 Traction Control Command Message<text:tab/>3</text:p>
          <text:p text:style-name="P13"><text:s/>2.4.3 Traction Control Reply Message<text:tab/>4</text:p>
          <text:p text:style-name="P16"><text:s/>2.5 States<text:tab/>6</text:p>
          <text:p text:style-name="P16"><text:s/>2.6 Interactions<text:tab/>6</text:p>
          <text:p text:style-name="P15"><text:s/>3 Background Information<text:tab/>7</text:p>
          <text:p text:style-name="P16"><text:s/>3.1 Proxies<text:tab/>7</text:p>
          <text:p text:style-name="P13"><text:s/>3.1.1 Lifecycle &amp; Location<text:tab/>7</text:p>
          <text:p text:style-name="P13"><text:s/>3.1.2 Proxy Allocation<text:tab/>7</text:p>
          <text:p text:style-name="P14"><text:s/>3.1.2.1 Collisions During Allocation<text:tab/>7</text:p>
          <text:p text:style-name="P13"><text:s/>3.1.3 Consisting<text:tab/>7</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Helvetica1" svg:font-family="Helvetic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300960560" text:id="ct300960560">
            <text:deletion>
              <office:change-info>
                <dc:creator>Bob Jacobsen</dc:creator>
                <dc:date>2013-02-15T12:47:00</dc:date>
              </office:change-info>
              <text:p text:style-name="MP1">-CAN </text:p>
            </text:deletion>
          </text:changed-region>
          <text:changed-region xml:id="ct85165680" text:id="ct85165680">
            <text:insertion>
              <office:change-info>
                <dc:creator>Bob Jacobsen</dc:creator>
                <dc:date>2013-02-15T12:47:00</dc:date>
              </office:change-info>
            </text:insertion>
          </text:changed-region>
          <text:changed-region xml:id="ct85165776" text:id="ct85165776">
            <text:deletion>
              <office:change-info>
                <dc:creator>Bob Jacobsen</dc:creator>
                <dc:date>2013-04-24T08:02:00</dc:date>
              </office:change-info>
              <text:p text:style-name="MP1">Praesent Gravida</text:p>
            </text:deletion>
          </text:changed-region>
          <text:changed-region xml:id="ct300960400" text:id="ct300960400">
            <text:insertion>
              <office:change-info>
                <dc:creator>Bob Jacobsen</dc:creator>
                <dc:date>2013-04-24T08:02:00</dc:date>
              </office:change-info>
            </text:insertion>
          </text:changed-region>
          <text:changed-region xml:id="ct300960240" text:id="ct300960240">
            <text:deletion>
              <office:change-info>
                <dc:creator>Bob Jacobsen</dc:creator>
                <dc:date>2013-02-15T12:47:00</dc:date>
              </office:change-info>
              <text:p text:style-name="MP1">Technical</text:p>
            </text:deletion>
          </text:changed-region>
          <text:changed-region xml:id="ct85165888" text:id="ct85165888">
            <text:insertion>
              <office:change-info>
                <dc:creator>Bob Jacobsen</dc:creator>
                <dc:date>2013-02-15T12:47:00</dc:date>
              </office:change-info>
            </text:insertion>
          </text:changed-region>
        </text:tracked-changes>
        <text:p text:style-name="MP1"><draw:custom-shape text:anchor-type="char" draw:z-index="1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300960560"/><text:change-start text:change-id="ct85165680"/> <text:change-end text:change-id="ct85165680"/><text:change text:change-id="ct85165776"/><text:change-start text:change-id="ct300960400"/>Traction Protocol<text:change-end text:change-id="ct300960400"/> <text:change text:change-id="ct300960240"/><text:change-start text:change-id="ct85165888"/>Working<text:change-end text:change-id="ct85165888"/> Note</text:p>
      </style:header>
      <style:footer>
        <text:tracked-changes>
          <text:changed-region xml:id="ct85166080" text:id="ct85166080">
            <text:deletion>
              <office:change-info>
                <dc:creator>Bob Jacobsen</dc:creator>
                <dc:date>2012-03-27T10:08:00</dc:date>
              </office:change-info>
              <text:p text:style-name="MP4"><text:span text:style-name="Page_20_Number"><text:span text:style-name="MT2">1</text:span></text:span></text:p>
            </text:deletion>
          </text:changed-region>
          <text:changed-region xml:id="ct807648912" text:id="ct807648912">
            <text:insertion>
              <office:change-info>
                <dc:creator>Bob Jacobsen</dc:creator>
                <dc:date>2013-01-27T11:48:00</dc:date>
              </office:change-info>
            </text:insertion>
          </text:changed-region>
          <text:changed-region xml:id="ct301591664" text:id="ct301591664">
            <text:deletion>
              <office:change-info>
                <dc:creator>Bob Jacobsen</dc:creator>
                <dc:date>2013-02-06T22:27:00</dc:date>
              </office:change-info>
              <text:p text:style-name="MP4"><text:span text:style-name="Page_20_Number"><text:span text:style-name="MT2"><text:date style:data-style-name="N116" text:date-value="2013-04-28T18:46:38.99">4/28/2013</text:date></text:span></text:span></text:p>
            </text:deletion>
          </text:changed-region>
          <text:changed-region xml:id="ct85319264" text:id="ct85319264">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85166080"/><text:change-start text:change-id="ct807648912"/><text:span text:style-name="Page_20_Number"><text:span text:style-name="MT2">3</text:span></text:span><text:change-end text:change-id="ct807648912"/><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change text:change-id="ct301591664"/><text:change-start text:change-id="ct85319264"/><text:span text:style-name="Page_20_Number"><text:span text:style-name="MT2"><text:date style:data-style-name="N75" text:date-value="2013-04-28T18:46:38.99">Apr 28, 2013</text:date></text:span></text:span><text:change-end text:change-id="ct85319264"/></text:p>
      </style:footer>
    </style:master-page>
    <style:master-page style:name="First_20_Page" style:display-name="First Page" style:page-layout-name="Mpm2" style:next-style-name="Standard">
      <style:header>
        <text:tracked-changes>
          <text:changed-region xml:id="ct301232576" text:id="ct301232576">
            <text:insertion>
              <office:change-info>
                <dc:creator>Bob Jacobsen</dc:creator>
                <dc:date>2012-11-15T01:15:00</dc:date>
              </office:change-info>
            </text:insertion>
          </text:changed-region>
          <text:changed-region xml:id="ct808332864" text:id="ct808332864">
            <text:deletion>
              <office:change-info>
                <dc:creator>Bob Jacobsen</dc:creator>
                <dc:date>2012-11-15T01:15:00</dc:date>
              </office:change-info>
              <text:p text:style-name="MP7">Technical</text:p>
            </text:deletion>
          </text:changed-region>
          <text:changed-region xml:id="ct301462416" text:id="ct301462416">
            <text:deletion>
              <office:change-info>
                <dc:creator>Bob Jacobsen</dc:creator>
                <dc:date>2013-04-24T08:02:00</dc:date>
              </office:change-info>
              <text:p text:style-name="MP7">(title)</text:p>
            </text:deletion>
          </text:changed-region>
          <text:changed-region xml:id="ct301232672" text:id="ct301232672">
            <text:insertion>
              <office:change-info>
                <dc:creator>Bob Jacobsen</dc:creator>
                <dc:date>2013-04-24T08:0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xt:change-start text:change-id="ct301232576"/>Working<text:change-end text:change-id="ct301232576"/><text:change text:change-id="ct808332864"/>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301462416"/><text:change-start text:change-id="ct301232672"/>Traction Protocol<text:change-end text:change-id="ct30123267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28T18:46:38.99">Apr 28, 2013</text:date></text:p>
            </table:table-cell>
            <table:table-cell table:style-name="Table1.C1" office:value-type="string">
              <text:p text:style-name="MP7">Preliminary</text:p>
            </table:table-cell>
          </table:table-row>
        </table:table>
        <text:p text:style-name="Header"/>
      </style:header>
      <style:footer>
        <text:tracked-changes>
          <text:changed-region xml:id="ct301711088" text:id="ct301711088">
            <text:deletion>
              <office:change-info>
                <dc:creator>Bob Jacobsen</dc:creator>
                <dc:date>2012-03-27T10:08:00</dc:date>
              </office:change-info>
              <text:p text:style-name="MP8"><text:span text:style-name="Page_20_Number"><text:span text:style-name="MT2">1</text:span></text:span></text:p>
            </text:deletion>
          </text:changed-region>
          <text:changed-region xml:id="ct808199440" text:id="ct808199440">
            <text:insertion>
              <office:change-info>
                <dc:creator>Bob Jacobsen</dc:creator>
                <dc:date>2013-01-27T11:48:00</dc:date>
              </office:change-info>
            </text:insertion>
          </text:changed-region>
          <text:changed-region xml:id="ct504527968" text:id="ct504527968">
            <text:deletion>
              <office:change-info>
                <dc:creator>Bob Jacobsen</dc:creator>
                <dc:date>2013-02-06T22:27:00</dc:date>
              </office:change-info>
              <text:p text:style-name="MP8"><text:span text:style-name="Page_20_Number"><text:span text:style-name="MT4"><text:date style:data-style-name="N116" text:date-value="2013-04-28T18:46:38.99">4/28/2013</text:date></text:span></text:span></text:p>
            </text:deletion>
          </text:changed-region>
          <text:changed-region xml:id="ct85169120" text:id="ct85169120">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301711088"/><text:change-start text:change-id="ct808199440"/><text:span text:style-name="Page_20_Number"><text:span text:style-name="MT2">3</text:span></text:span><text:change-end text:change-id="ct808199440"/><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change text:change-id="ct504527968"/><text:change-start text:change-id="ct85169120"/><text:span text:style-name="Page_20_Number"><text:span text:style-name="MT4"><text:date style:data-style-name="N75" text:date-value="2013-04-28T18:46:38.99">Apr 28, 2013</text:date></text:span></text:span><text:change-end text:change-id="ct8516912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6</meta:editing-cycles>
    <meta:editing-duration>PT14H12M4S</meta:editing-duration>
    <meta:generator>OpenOffice.org/3.4.1$Unix OpenOffice.org_project/341m1$Build-9593</meta:generator>
    <dc:date>2013-04-28T18:46:39</dc:date>
    <dc:creator>Bob Jacobsen</dc:creator>
    <meta:document-statistic meta:table-count="3" meta:image-count="1" meta:object-count="0" meta:page-count="14" meta:paragraph-count="304" meta:word-count="4921" meta:character-count="30318"/>
    <meta:user-defined meta:name="Info 1"/>
    <meta:user-defined meta:name="Info 2"/>
    <meta:user-defined meta:name="Info 3"/>
    <meta:user-defined meta:name="Info 4"/>
  </office:meta>
</office:document-meta>
</file>